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222222" style:text-line-through-style="none" fo:letter-spacing="normal" fo:font-style="normal" style:text-underline-style="none" fo:font-weight="normal" style:text-blinking="false"/>
    </style:style>
    <style:style style:name="T2" style:family="text">
      <style:text-properties fo:font-variant="normal" fo:text-transform="none" fo:color="#222222" style:text-line-through-style="none" style:font-name="monospace" fo:font-size="7.59999990463257pt" fo:letter-spacing="normal" fo:font-style="normal" style:text-underline-style="none" fo:font-weight="normal" style:text-blinking="false"/>
    </style:style>
    <style:style style:name="T3" style:family="text">
      <style:text-properties fo:font-variant="normal" fo:text-transform="none" fo:color="#222222" style:text-line-through-style="none" fo:font-size="7.59999990463257pt" fo:letter-spacing="normal" fo:font-style="normal" style:text-underline-style="none" fo:font-weight="normal" style:text-blinking="false"/>
    </style:style>
    <style:style style:name="T4" style:family="text">
      <style:text-properties style:font-name="Times New Roman"/>
    </style:style>
    <style:style style:name="T5" style:family="text">
      <style:text-properties style:font-name="Times New Roman" fo:font-size="12pt" style:font-size-asian="12pt" style:font-size-complex="12pt"/>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nt Gaither and Bill Moers</text:p>
      <text:p text:style-name="P1"><text:bookmark text:name="alignmentContent"/>1. There are 1319 matching nucleotides and the alignment score is 4934.5.</text:p>
      <text:p text:style-name="P1">2. There are <text:bookmark text:name="alignmentContent2"/>131 gaps needed to align the sequences. The gaps occurred at the beginning and at the end because California is a shorter sequence overall.</text:p>
      <text:p text:style-name="P1">3. The coding sequence is most likely at the start of California and ends where California ends. This is because the California sequence starts with ATG and ends with TAA which are start and stop codons.</text:p>
      <text:p text:style-name="P1">4. Affine gap penalties allow for the more likely occurrence of a single deletion of multiple nucleotides rather than multiple single nucleotide insertions or deletions.</text:p>
      <text:p text:style-name="P1">6. The higher gap opening most likely gives a better biological alignment because there is less gaps in the middle of the sequence. This means there will be less frame shifts and the gaps that do occur will be outside of the coding sequence which will have less of an effect on how the protein is made.</text:p>
      <text:p text:style-name="P1">9. The sequence <text:bookmark text:name="alignmentContent3"/><text:span text:style-name="T1">Similarity and identity is 25.7% with a score of 1077. This is difficult to assess relatedness because the california segment is only part of the whole. This makes the alignment seem worse than it really is. </text:span></text:p>
      <text:p text:style-name="P1">11. The alignment is only slightly better in terms of identity and and similarity. The water alignment had identities and similarity of 26.8% while Needleman had a identity and similarity of 26.2%. The water alignment is much more realistic because the sequence is all together while in the Needleman there are gaps of nucleotides and every 10-15 nucleotides there is one matching. This is very unrealistic to have so many deletions or insertions throughout the sequence.</text:p>
      <text:p text:style-name="P1">12. The global sequence assumes that the entire sequence must match together therefore it places the nucleotides throughout the sequence. If the sequence is known to only match locally the better match would be keeping larger sequences together.</text:p>
      <text:p text:style-name="Standard"><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1-15T11:40:07</meta:creation-date>
    <dc:date>2015-01-19T19:16:13</dc:date>
    <dc:creator>Brent Gaither</dc:creator>
    <meta:editing-duration>P4DT7H36M6S</meta:editing-duration>
    <meta:editing-cycles>23</meta:editing-cycles>
    <meta:generator>OpenOffice.org/3.4$Unix OpenOffice.org_project/340m1$Build-9590</meta:generator>
    <meta:document-statistic meta:table-count="0" meta:image-count="0" meta:object-count="0" meta:page-count="1" meta:paragraph-count="9" meta:word-count="315" meta:character-count="1867"/>
  </office:meta>
</office:document-meta>
</file>